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Pro-Regular" svg:font-family="MinionPro-Regular"/>
    <style:font-face style:name="STKaiti" svg:font-family="STKaiti"/>
    <style:font-face style:name="F" svg:font-family="" style:font-family-generic="roman"/>
    <style:font-face style:name="Apple LiSung" svg:font-family="'Apple LiSung'" style:font-pitch="variable"/>
    <style:font-face style:name="Minion Pro" svg:font-family="'Minion Pro'" style:font-pitch="variable"/>
    <style:font-face style:name="Minion Pro1" svg:font-family="'Minion Pro'" style:font-adornments="Regular" style:font-pitch="variable"/>
    <style:font-face style:name="宋体1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2425in"/>
    </style:style>
    <style:style style:name="co4" style:family="table-column">
      <style:table-column-properties fo:break-before="auto" style:column-width="2.9453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1.2098in"/>
    </style:style>
    <style:style style:name="co7" style:family="table-column">
      <style:table-column-properties fo:break-before="auto" style:column-width="2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inion Pro" fo:font-weight="bold" style:font-name-asian="Minion Pro" style:font-weight-asian="bold" style:font-weight-complex="bold"/>
    </style:style>
    <style:style style:name="ce2" style:family="table-cell" style:parent-style-name="Default">
      <style:text-properties style:font-name="Minion Pro" style:font-name-asian="Minion Pro"/>
    </style:style>
    <style:style style:name="ce3" style:family="table-cell" style:parent-style-name="Default">
      <style:text-properties style:font-name="Minion Pro" fo:font-style="normal" style:font-name-asian="Minion Pro" style:font-style-asian="normal" style:font-style-complex="normal"/>
    </style:style>
    <style:style style:name="ce4" style:family="table-cell" style:parent-style-name="Default">
      <style:text-properties style:font-name="Minion Pro" style:font-name-asian="Apple LiSung"/>
    </style:style>
    <style:style style:name="ce5" style:family="table-cell" style:parent-style-name="Default">
      <style:text-properties style:use-window-font-color="true" style:text-outline="false" style:text-line-through-style="none" style:font-name="Minion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 LiSung" style:font-size-asian="10pt" style:language-asian="en" style:country-asian="US" style:font-style-asian="normal" style:font-weight-asian="normal" style:font-name-complex="宋体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Minion Pro" fo:language="en" fo:country="US" style:font-name-asian="Apple LiSung" style:language-asian="en" style:country-asian="US" style:font-name-complex="宋体1" style:font-size-complex="5.65000009536743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Minion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 LiSung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Minion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ion Pr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Minion Pro" fo:font-size="10pt" fo:language="en" fo:country="US" fo:font-style="normal" fo:text-shadow="none" style:text-underline-style="none" style:text-underline-mode="continuous" style:text-overline-mode="continuous" style:text-line-through-mode="continuous" style:font-name-asian="Minion Pro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Minion Pro" fo:language="en" fo:country="US" style:font-name-asian="Minion Pro" style:language-asian="en" style:country-asian="US" style:font-name-complex="宋体1" style:font-size-complex="5.65000009536743pt" style:language-complex="en" style:country-complex="U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Minion Pro" fo:font-weight="bold" style:font-weight-asian="bold" style:font-weight-complex="bold"/>
    </style:style>
    <style:style style:name="T6" style:family="text">
      <style:text-properties style:font-name="Minion Pro" fo:font-weight="normal" style:font-weight-asian="normal" style:font-weight-complex="normal"/>
    </style:style>
    <style:style style:name="T7" style:family="text">
      <style:text-properties fo:color="#000000" style:text-position="0% 100%" style:font-name="Minion Pro" fo:font-size="10pt" fo:font-weight="normal" style:font-name-asian="MinionPro-Regular" style:font-size-asian="10pt" style:font-weight-asian="normal" style:font-name-complex="MinionPro-Regular" style:font-size-complex="10pt" style:font-weight-complex="normal"/>
    </style:style>
    <style:style style:name="T8" style:family="text">
      <style:text-properties fo:color="#000000" style:text-position="0% 100%" style:font-name="MinionPro-Regular" fo:font-size="10pt" fo:font-weight="bold" style:font-name-asian="MinionPro-Regular" style:font-size-asian="10pt" style:font-weight-asian="bold" style:font-name-complex="MinionPro-Regular" style:font-size-complex="10pt" style:font-weight-complex="bold"/>
    </style:style>
    <style:style style:name="T9" style:family="text">
      <style:text-properties fo:color="#000000" style:text-position="0% 100%" style:font-name="STKaiti" fo:font-size="10pt" fo:font-weight="normal" style:font-name-asian="Apple LiSung" style:font-size-asian="10pt" style:font-weight-asian="normal" style:font-name-complex="STKaiti" style:font-size-complex="10pt" style:font-weight-complex="normal"/>
    </style:style>
    <style:style style:name="T10" style:family="text">
      <style:text-properties fo:color="#000000" style:text-position="0% 100%" style:font-name="Minion Pro" fo:font-size="10pt" fo:font-weight="normal" style:font-name-asian="STKaiti" style:font-size-asian="10pt" style:font-weight-asian="normal" style:font-name-complex="STKaiti" style:font-size-complex="10pt" style:font-weight-complex="normal"/>
    </style:style>
  </office:automatic-styles>
  <office:body>
    <office:spreadsheet>
      <table:table table:name="Sheet1" table:style-name="ta1" table:print-ranges="Sheet1.A1:Sheet1.D89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2" table:number-columns-repeated="1018" table:default-cell-style-name="ce2"/>
        <table:table-row table:style-name="ro2">
          <table:table-cell table:style-name="ce1" office:value-type="string">
            <text:p><text:span text:style-name="T1">A</text:span><text:span text:style-name="T2">PPENDIX</text:span> <text:span text:style-name="T1">C</text:span><text:span text:style-name="T2">:</text:span> <text:span text:style-name="T1">P</text:span><text:span text:style-name="T2">UPPET </text:span><text:span text:style-name="T1">A</text:span><text:span text:style-name="T2">RMIES AND </text:span><text:span text:style-name="T1">O</text:span><text:span text:style-name="T2">THER </text:span><text:span text:style-name="T1">C</text:span><text:span text:style-name="T2">OLLABORATORS </text:span><text:span text:style-name="T1">A</text:span><text:span text:style-name="T2">CTIVE IN </text:span><text:span text:style-name="T1">S</text:span><text:span text:style-name="T2">HANDONG, </text:span><text:span text:style-name="T1">S</text:span><text:span text:style-name="T2">UMMER 1945</text:span></text:p>
          </table:table-cell>
          <table:table-cell table:style-name="Default"/>
          <table:table-cell table:style-name="ce1" table:number-columns-repeated="4"/>
          <table:table-cell table:number-columns-repeated="1018"/>
        </table:table-row>
        <table:table-row table:style-name="ro1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2" table:style-name="ce1" office:value-type="string">
            <text:p>Title or Unit</text:p>
          </table:table-cell>
          <table:table-cell table:style-name="ce1" office:value-type="string">
            <text:p>Chinese Name</text:p>
          </table:table-cell>
          <table:table-cell table:style-name="ce1" office:value-type="string">
            <text:p>Pinyin</text:p>
          </table:table-cell>
          <table:table-cell table:style-name="ce1"/>
          <table:table-cell table:style-name="ce1" office:value-type="string">
            <text:p>Former Title or Unit under Nationalists</text:p>
          </table:table-cell>
          <table:table-cell table:number-columns-repeated="1018"/>
        </table:table-row>
        <table:table-row table:style-name="ro1">
          <table:table-cell office:value-type="string">
            <text:p>(Puppet) prov. governor, <text:s/>Jinan pacification director</text:p>
          </table:table-cell>
          <table:table-cell table:style-name="ce4" office:value-type="string">
            <text:p>偽省長兼濟南綏靖主任</text:p>
          </table:table-cell>
          <table:table-cell table:style-name="ce4" office:value-type="string">
            <text:p>楊毓珣</text:p>
          </table:table-cell>
          <table:table-cell office:value-type="string">
            <text:p>Yang Yuxun</text:p>
          </table:table-cell>
          <table:table-cell table:number-columns-repeated="1020"/>
        </table:table-row>
        <table:table-row table:style-name="ro1">
          <table:table-cell office:value-type="string">
            <text:p>Dengzhou <text:span text:style-name="T3">daoyin</text:span><text:span text:style-name="T4"> (circuit intendant), peace preservation unit commander</text:span></text:p>
          </table:table-cell>
          <table:table-cell table:style-name="ce4" office:value-type="string">
            <text:p>偽登州道尹兼保安隊指揮</text:p>
          </table:table-cell>
          <table:table-cell table:style-name="ce4" office:value-type="string">
            <text:p>白書普</text:p>
          </table:table-cell>
          <table:table-cell office:value-type="string">
            <text:p>Bai Shupu</text:p>
          </table:table-cell>
          <table:table-cell table:number-columns-repeated="1020"/>
        </table:table-row>
        <table:table-row table:style-name="ro1">
          <table:table-cell office:value-type="string">
            <text:p>Laiwei <text:span text:style-name="T3">daoyin</text:span><text:span text:style-name="T4">, </text:span><text:span text:style-name="T3">baoandui (</text:span><text:span text:style-name="T4">peace preservation unit) commander</text:span></text:p>
          </table:table-cell>
          <table:table-cell table:style-name="ce4" office:value-type="string">
            <text:p>偽萊濰道尹兼保安隊指揮</text:p>
          </table:table-cell>
          <table:table-cell table:style-name="ce4" office:value-type="string">
            <text:p>王子楓</text:p>
          </table:table-cell>
          <table:table-cell office:value-type="string">
            <text:p>Wang Zifeng</text:p>
          </table:table-cell>
          <table:table-cell table:number-columns-repeated="1020"/>
        </table:table-row>
        <table:table-row table:style-name="ro1">
          <table:table-cell office:value-type="string">
            <text:p>Jinan <text:span text:style-name="T3">daoyin,</text:span><text:span text:style-name="T4"> </text:span><text:span text:style-name="T3">baoandui</text:span><text:span text:style-name="T4"> commander</text:span></text:p>
          </table:table-cell>
          <table:table-cell table:style-name="ce4" office:value-type="string">
            <text:p>偽濟南道尹兼保安隊指揮</text:p>
          </table:table-cell>
          <table:table-cell table:style-name="ce4" office:value-type="string">
            <text:p>宋介</text:p>
          </table:table-cell>
          <table:table-cell office:value-type="string">
            <text:p>Song Jie</text:p>
          </table:table-cell>
          <table:table-cell table:number-columns-repeated="1020"/>
        </table:table-row>
        <table:table-row table:style-name="ro1">
          <table:table-cell office:value-type="string">
            <text:p>Tai'an <text:span text:style-name="T3">daoyin</text:span><text:span text:style-name="T4">, </text:span><text:span text:style-name="T3">baoandui</text:span><text:span text:style-name="T4"> commander</text:span></text:p>
          </table:table-cell>
          <table:table-cell table:style-name="ce4" office:value-type="string">
            <text:p>偽泰安道尹兼保安隊指揮</text:p>
          </table:table-cell>
          <table:table-cell table:style-name="ce4" office:value-type="string">
            <text:p>吳仲軒</text:p>
          </table:table-cell>
          <table:table-cell office:value-type="string">
            <text:p>Wu Zhongxuan</text:p>
          </table:table-cell>
          <table:table-cell table:number-columns-repeated="1020"/>
        </table:table-row>
        <table:table-row table:style-name="ro1">
          <table:table-cell office:value-type="string">
            <text:p>Yizhou <text:span text:style-name="T3">daoyin</text:span><text:span text:style-name="T4">, </text:span><text:span text:style-name="T3">baoandui </text:span><text:span text:style-name="T4">commander</text:span></text:p>
          </table:table-cell>
          <table:table-cell table:style-name="ce4" office:value-type="string">
            <text:p>偽沂州道尹兼保安隊指揮</text:p>
          </table:table-cell>
          <table:table-cell table:style-name="ce4" office:value-type="string">
            <text:p>王峰青</text:p>
          </table:table-cell>
          <table:table-cell office:value-type="string">
            <text:p>Wang Fengqing</text:p>
          </table:table-cell>
          <table:table-cell table:number-columns-repeated="1020"/>
        </table:table-row>
        <table:table-row table:style-name="ro1">
          <table:table-cell office:value-type="string">
            <text:p>Wuding <text:span text:style-name="T3">daoyin</text:span><text:span text:style-name="T4">, </text:span><text:span text:style-name="T3">baoandui</text:span><text:span text:style-name="T4"> commander</text:span></text:p>
          </table:table-cell>
          <table:table-cell table:style-name="ce4" office:value-type="string">
            <text:p>偽武定道尹兼保安隊指揮</text:p>
          </table:table-cell>
          <table:table-cell table:style-name="ce4" office:value-type="string">
            <text:p>劉佩臣</text:p>
          </table:table-cell>
          <table:table-cell office:value-type="string">
            <text:p>Liu Peichen</text:p>
          </table:table-cell>
          <table:table-cell table:number-columns-repeated="1020"/>
        </table:table-row>
        <table:table-row table:style-name="ro1">
          <table:table-cell office:value-type="string">
            <text:p>Mayor of Jinan</text:p>
          </table:table-cell>
          <table:table-cell table:style-name="ce4" office:value-type="string">
            <text:p>偽濟南市長</text:p>
          </table:table-cell>
          <table:table-cell table:style-name="ce4" office:value-type="string">
            <text:p>程鎔</text:p>
          </table:table-cell>
          <table:table-cell office:value-type="string">
            <text:p>Cheng Rong</text:p>
          </table:table-cell>
          <table:table-cell table:number-columns-repeated="1020"/>
        </table:table-row>
        <table:table-row table:style-name="ro1">
          <table:table-cell office:value-type="string">
            <text:p>Mayor of Qingdao and <text:span text:style-name="T3">baoandui</text:span> captain</text:p>
          </table:table-cell>
          <table:table-cell table:style-name="ce4" office:value-type="string">
            <text:p>偽青島市長兼保安總隊隊長</text:p>
          </table:table-cell>
          <table:table-cell table:style-name="ce4" office:value-type="string">
            <text:p>楊作禮</text:p>
          </table:table-cell>
          <table:table-cell office:value-type="string">
            <text:p>Yang Zuoli</text:p>
          </table:table-cell>
          <table:table-cell table:number-columns-repeated="1020"/>
        </table:table-row>
        <table:table-row table:style-name="ro1">
          <table:table-cell office:value-type="string">
            <text:p>Head officer of the Qingzhou Spec. Admin. Area and <text:span text:style-name="T3">baoandui</text:span> commander</text:p>
          </table:table-cell>
          <table:table-cell table:style-name="ce4" office:value-type="string">
            <text:p>偽青州特別行政長官兼保安指揮</text:p>
          </table:table-cell>
          <table:table-cell table:style-name="ce4" office:value-type="string">
            <text:p>常子英</text:p>
          </table:table-cell>
          <table:table-cell office:value-type="string">
            <text:p>Chang Ziying</text:p>
          </table:table-cell>
          <table:table-cell table:number-columns-repeated="1020"/>
        </table:table-row>
        <table:table-row table:style-name="ro1">
          <table:table-cell office:value-type="string">
            <text:p>ZhuJuYiRi office chief</text:p>
          </table:table-cell>
          <table:table-cell table:style-name="ce4" office:value-type="string">
            <text:p>偽諸莒沂日辦事處處長</text:p>
          </table:table-cell>
          <table:table-cell table:style-name="ce4" office:value-type="string">
            <text:p>張福</text:p>
          </table:table-cell>
          <table:table-cell office:value-type="string">
            <text:p>Zhang Fu</text:p>
          </table:table-cell>
          <table:table-cell table:number-columns-repeated="1020"/>
        </table:table-row>
        <table:table-row table:style-name="ro1">
          <table:table-cell office:value-type="string">
            <text:p>Zhangdian commissioner</text:p>
          </table:table-cell>
          <table:table-cell table:style-name="ce4" office:value-type="string">
            <text:p>偽張店專員</text:p>
          </table:table-cell>
          <table:table-cell table:style-name="ce4" office:value-type="string">
            <text:p>潘正仁</text:p>
          </table:table-cell>
          <table:table-cell office:value-type="string">
            <text:p>Pan Zhengren</text:p>
          </table:table-cell>
          <table:table-cell table:number-columns-repeated="1020"/>
        </table:table-row>
        <table:table-row table:style-name="ro1">
          <table:table-cell office:value-type="string">
            <text:p>Weihai commissioner</text:p>
          </table:table-cell>
          <table:table-cell table:style-name="ce4" office:value-type="string">
            <text:p>偽威海專員</text:p>
          </table:table-cell>
          <table:table-cell table:style-name="ce4" office:value-type="string">
            <text:p>徐瑞卿</text:p>
          </table:table-cell>
          <table:table-cell office:value-type="string">
            <text:p>Xu Ruiqing</text:p>
          </table:table-cell>
          <table:table-cell table:number-columns-repeated="1020"/>
        </table:table-row>
        <table:table-row table:style-name="ro1">
          <table:table-cell office:value-type="string">
            <text:p>Mayor of Yantai</text:p>
          </table:table-cell>
          <table:table-cell table:style-name="ce4" office:value-type="string">
            <text:p>偽煙臺市長</text:p>
          </table:table-cell>
          <table:table-cell table:style-name="ce4" office:value-type="string">
            <text:p>邵中樞</text:p>
          </table:table-cell>
          <table:table-cell office:value-type="string">
            <text:p>Shao Zhongshu</text:p>
          </table:table-cell>
          <table:table-cell table:number-columns-repeated="1020"/>
        </table:table-row>
        <table:table-row table:style-name="ro1">
          <table:table-cell office:value-type="string">
            <text:p>Maiyor of Haizhou</text:p>
          </table:table-cell>
          <table:table-cell table:style-name="ce4" office:value-type="string">
            <text:p>偽海州市長</text:p>
          </table:table-cell>
          <table:table-cell table:style-name="ce4" office:value-type="string">
            <text:p>邵競生</text:p>
          </table:table-cell>
          <table:table-cell office:value-type="string">
            <text:p>Shao Jingsheng</text:p>
          </table:table-cell>
          <table:table-cell table:number-columns-repeated="1020"/>
        </table:table-row>
        <table:table-row table:style-name="ro1">
          <table:table-cell office:value-type="string">
            <text:p>Huaihai prefectural governor and Xuzhou pacification director</text:p>
          </table:table-cell>
          <table:table-cell table:style-name="ce4" office:value-type="string">
            <text:p>偽淮海省長兼徐州綏靖主任</text:p>
          </table:table-cell>
          <table:table-cell table:style-name="ce4" office:value-type="string">
            <text:p>郝鵬舉</text:p>
          </table:table-cell>
          <table:table-cell office:value-type="string">
            <text:p>Hao Pengju</text:p>
          </table:table-cell>
          <table:table-cell table:number-columns-repeated="1020"/>
        </table:table-row>
        <table:table-row table:style-name="ro1">
          <table:table-cell office:value-type="string">
            <text:p>Huaihai pref. section 6 commissioner and peace preservation commander</text:p>
          </table:table-cell>
          <table:table-cell table:style-name="ce4" office:value-type="string">
            <text:p>偽淮海省第六區專員兼保安司令</text:p>
          </table:table-cell>
          <table:table-cell table:style-name="ce4" office:value-type="string">
            <text:p>畢書文</text:p>
          </table:table-cell>
          <table:table-cell office:value-type="string">
            <text:p>Bi Shuwen</text:p>
          </table:table-cell>
          <table:table-cell table:number-columns-repeated="1020"/>
        </table:table-row>
        <table:table-row table:style-name="ro1">
          <table:table-cell office:value-type="string">
            <text:p>Mayor of Xuzhou</text:p>
          </table:table-cell>
          <table:table-cell table:style-name="ce4" office:value-type="string">
            <text:p>偽徐州市長</text:p>
          </table:table-cell>
          <table:table-cell table:style-name="ce4" office:value-type="string">
            <text:p>李鐵民</text:p>
          </table:table-cell>
          <table:table-cell office:value-type="string">
            <text:p>Li Tiemi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Shandong People's Self-Defense Army Commander</text:p>
          </table:table-cell>
          <table:table-cell table:style-name="ce4" office:value-type="string">
            <text:p>偽山東國民自衛軍總司令</text:p>
          </table:table-cell>
          <table:table-cell table:style-name="ce4" office:value-type="string">
            <text:p>張宗援</text:p>
          </table:table-cell>
          <table:table-cell office:value-type="string">
            <text:p>Zhang Zongyua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Vice Commander</text:p>
          </table:table-cell>
          <table:table-cell table:style-name="ce4" office:value-type="string">
            <text:p>偽山東國民自衛軍副司令</text:p>
          </table:table-cell>
          <table:table-cell table:style-name="ce4" office:value-type="string">
            <text:p>張步雲</text:p>
          </table:table-cell>
          <table:table-cell office:value-type="string">
            <text:p>Zhang Buyu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Commander</text:p>
          </table:table-cell>
          <table:table-cell table:style-name="ce4" office:value-type="string">
            <text:p>偽山東國民自衛軍第一集團軍軍團長</text:p>
          </table:table-cell>
          <table:table-cell table:style-name="ce4" office:value-type="string">
            <text:p>張步雲</text:p>
          </table:table-cell>
          <table:table-cell office:value-type="string">
            <text:p>Zhang Buyu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1st Army Commander</text:p>
          </table:table-cell>
          <table:table-cell table:style-name="ce5" office:value-type="string">
            <text:p>偽山東國民自衛軍第一團軍第一軍軍長</text:p>
          </table:table-cell>
          <table:table-cell table:style-name="ce4" office:value-type="string">
            <text:p>張步雲</text:p>
          </table:table-cell>
          <table:table-cell office:value-type="string">
            <text:p>Zhang Buyu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1st Army 2nd Division Commander</text:p>
          </table:table-cell>
          <table:table-cell table:style-name="ce6" office:value-type="string">
            <text:p>偽山東國民自衛軍第一團軍第一軍二師師長</text:p>
          </table:table-cell>
          <table:table-cell table:style-name="ce4" office:value-type="string">
            <text:p>張天和</text:p>
          </table:table-cell>
          <table:table-cell office:value-type="string">
            <text:p>Zhang Tianhe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1st Army 3rd Division Commander</text:p>
          </table:table-cell>
          <table:table-cell table:style-name="ce6" office:value-type="string">
            <text:p>偽山東國民自衛軍第一團軍第一軍三師師長</text:p>
          </table:table-cell>
          <table:table-cell table:style-name="ce4" office:value-type="string">
            <text:p>郭級三</text:p>
          </table:table-cell>
          <table:table-cell office:value-type="string">
            <text:p>Guo Jisa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2nd Army Commander</text:p>
          </table:table-cell>
          <table:table-cell table:style-name="ce6" office:value-type="string">
            <text:p>偽山東國民自衛軍第一團軍第二軍軍長</text:p>
          </table:table-cell>
          <table:table-cell table:style-name="ce4" office:value-type="string">
            <text:p>黃愛軍</text:p>
          </table:table-cell>
          <table:table-cell office:value-type="string">
            <text:p>Huang Aijun</text:p>
          </table:table-cell>
          <table:table-cell/>
          <table:table-cell office:value-type="string">
            <text:p>为原蒋军投敌之鲁东区司令兼暂编十二师师长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1st Army Group 2nd Army 1st Division Commander</text:p>
          </table:table-cell>
          <table:table-cell table:style-name="ce7" office:value-type="string">
            <text:p>偽山東國民自衛軍第一團軍第二軍一師師長</text:p>
          </table:table-cell>
          <table:table-cell table:style-name="ce4" office:value-type="string">
            <text:p>姚子棟</text:p>
          </table:table-cell>
          <table:table-cell office:value-type="string">
            <text:p>Yao Zidong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2nd Army 2nd Division Commander</text:p>
          </table:table-cell>
          <table:table-cell table:style-name="ce6" office:value-type="string">
            <text:p>偽山東國民自衛軍第一團軍第二軍二師師長</text:p>
          </table:table-cell>
          <table:table-cell table:style-name="ce4" office:value-type="string">
            <text:p>牟俊峰</text:p>
          </table:table-cell>
          <table:table-cell office:value-type="string">
            <text:p>Mou Junfeng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2nd Army 3rd Division Commander</text:p>
          </table:table-cell>
          <table:table-cell table:style-name="ce6" office:value-type="string">
            <text:p>偽山東國民自衛軍第一團軍第二軍三師師長</text:p>
          </table:table-cell>
          <table:table-cell table:style-name="ce4" office:value-type="string">
            <text:p>紀淑和</text:p>
          </table:table-cell>
          <table:table-cell office:value-type="string">
            <text:p>Ji Shuhe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2nd Army 11th Division Commander</text:p>
          </table:table-cell>
          <table:table-cell table:style-name="ce6" office:value-type="string">
            <text:p>偽山東國民自衛軍第一團軍第二軍十一師師長</text:p>
          </table:table-cell>
          <table:table-cell table:style-name="ce4" office:value-type="string">
            <text:p>張鬆山</text:p>
          </table:table-cell>
          <table:table-cell office:value-type="string">
            <text:p>Zhang Songsha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Army Group 2nd Army 4th Brigade Commander</text:p>
          </table:table-cell>
          <table:table-cell table:style-name="ce6" office:value-type="string">
            <text:p>偽山東國民自衛軍第一團軍第二軍四旅旅長</text:p>
          </table:table-cell>
          <table:table-cell table:style-name="ce4" office:value-type="string">
            <text:p>李厚基</text:p>
          </table:table-cell>
          <table:table-cell office:value-type="string">
            <text:p>Li Houji</text:p>
          </table:table-cell>
          <table:table-cell/>
          <table:table-cell office:value-type="string">
            <text:p>原蒋军投敌之挺进二十七纵李德元部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1st Army Group 2nd Army 5th Brigade Commander</text:p>
          </table:table-cell>
          <table:table-cell table:style-name="ce6" office:value-type="string">
            <text:p>偽山東國民自衛軍第一團軍第二軍五旅旅長</text:p>
          </table:table-cell>
          <table:table-cell table:style-name="ce4" office:value-type="string">
            <text:p>（？）</text:p>
          </table:table-cell>
          <table:table-cell table:number-columns-repeated="2"/>
          <table:table-cell office:value-type="string">
            <text:p>原蒋军投敌之挺进十九纵阎珂卿部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<text:span text:style-name="T4">Ludong (East Shandong) Peace and National Construction Army Comm.</text:span></text:p>
          </table:table-cell>
          <table:table-cell table:style-name="ce6" office:value-type="string">
            <text:p>魯東和平建國軍司令</text:p>
          </table:table-cell>
          <table:table-cell table:style-name="ce4" office:value-type="string">
            <text:p>歷文禮</text:p>
          </table:table-cell>
          <table:table-cell office:value-type="string">
            <text:p>Li Wenli</text:p>
          </table:table-cell>
          <table:table-cell/>
          <table:table-cell office:value-type="string">
            <text:p>原蒋军投敌之挺进二纵队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Vice Commander, 1st Brigade Commander</text:p>
          </table:table-cell>
          <table:table-cell table:style-name="ce7" office:value-type="string">
            <text:p>魯東和平建國軍副司令兼一旅旅長</text:p>
          </table:table-cell>
          <table:table-cell table:style-name="ce4" office:value-type="string">
            <text:p>申集安</text:p>
          </table:table-cell>
          <table:table-cell office:value-type="string">
            <text:p>Shen Ji'a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Special Operation Unit Commander</text:p>
          </table:table-cell>
          <table:table-cell table:style-name="ce6" office:value-type="string">
            <text:p>魯東和平建國軍特務團長</text:p>
          </table:table-cell>
          <table:table-cell table:style-name="ce4" office:value-type="string">
            <text:p>胡鼎三</text:p>
          </table:table-cell>
          <table:table-cell office:value-type="string">
            <text:p>Hu Dingsa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Brigade Commander, 2nd Regiment Commander</text:p>
          </table:table-cell>
          <table:table-cell table:style-name="ce6" office:value-type="string">
            <text:p>魯東和平建國軍一旅代旅長兼二團團長</text:p>
          </table:table-cell>
          <table:table-cell table:style-name="ce4" office:value-type="string">
            <text:p>李洪澡</text:p>
          </table:table-cell>
          <table:table-cell office:value-type="string">
            <text:p>Li Hongzao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3rd Detachment Commander</text:p>
          </table:table-cell>
          <table:table-cell table:style-name="ce6" office:value-type="string">
            <text:p>魯東和平建國軍三支隊長</text:p>
          </table:table-cell>
          <table:table-cell table:style-name="ce4" office:value-type="string">
            <text:p>王有為</text:p>
          </table:table-cell>
          <table:table-cell office:value-type="string">
            <text:p>Wang Youwei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4th Detachment Commander</text:p>
          </table:table-cell>
          <table:table-cell table:style-name="ce6" office:value-type="string">
            <text:p>魯東和平建國軍四支隊長</text:p>
          </table:table-cell>
          <table:table-cell table:style-name="ce4" office:value-type="string">
            <text:p>錢永棠</text:p>
          </table:table-cell>
          <table:table-cell office:value-type="string">
            <text:p>Qian Yongtang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5th Detachment Commander</text:p>
          </table:table-cell>
          <table:table-cell table:style-name="ce6" office:value-type="string">
            <text:p>魯東和平建國軍五支隊長</text:p>
          </table:table-cell>
          <table:table-cell table:style-name="ce4" office:value-type="string">
            <text:p>曹剋明</text:p>
          </table:table-cell>
          <table:table-cell office:value-type="string">
            <text:p>Cao Keming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5th Regiment Commander</text:p>
          </table:table-cell>
          <table:table-cell table:style-name="ce6" office:value-type="string">
            <text:p>魯東和平建國軍五團團長</text:p>
          </table:table-cell>
          <table:table-cell table:style-name="ce4" office:value-type="string">
            <text:p>張天佐</text:p>
          </table:table-cell>
          <table:table-cell office:value-type="string">
            <text:p>Zhang Tiansuo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1th Detachment Commander</text:p>
          </table:table-cell>
          <table:table-cell table:style-name="ce6" office:value-type="string">
            <text:p>魯東和平建國軍十一支隊長</text:p>
          </table:table-cell>
          <table:table-cell table:style-name="ce4" office:value-type="string">
            <text:p>蔡驚宇</text:p>
          </table:table-cell>
          <table:table-cell office:value-type="string">
            <text:p>Cai Jingyu</text:p>
          </table:table-cell>
          <table:table-cell/>
          <table:table-cell office:value-type="string">
            <text:p>原蒋军投敌之挺进三纵蔡晋康部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3rd Independent Regiment Commander</text:p>
          </table:table-cell>
          <table:table-cell table:style-name="ce7" office:value-type="string">
            <text:p>魯東和平建國軍獨立三團長</text:p>
          </table:table-cell>
          <table:table-cell table:style-name="ce4" office:value-type="string">
            <text:p>單紀洲</text:p>
          </table:table-cell>
          <table:table-cell office:value-type="string">
            <text:p>Dan Jizhou</text:p>
          </table:table-cell>
          <table:table-cell/>
          <table:table-cell office:value-type="string">
            <text:p>原蒋军投敌之独七支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New 10th ???</text:p>
          </table:table-cell>
          <table:table-cell table:style-name="ce6" office:value-type="string">
            <text:p>魯東和平建國軍新十？？？</text:p>
          </table:table-cell>
          <table:table-cell table:style-name="ce4" office:value-type="string">
            <text:p>王子春</text:p>
          </table:table-cell>
          <table:table-cell office:value-type="string">
            <text:p>Wang Zichun</text:p>
          </table:table-cell>
          <table:table-cell/>
          <table:table-cell office:value-type="string">
            <text:p>原蒋军投敌之保安十六团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Provisional Reorganized 10th Army Commander</text:p>
          </table:table-cell>
          <table:table-cell table:style-name="ce4" office:value-type="string">
            <text:p>偽暫編第十軍軍長</text:p>
          </table:table-cell>
          <table:table-cell table:style-name="ce4" office:value-type="string">
            <text:p>博加強</text:p>
          </table:table-cell>
          <table:table-cell office:value-type="string">
            <text:p>Bo Jiaqiang</text:p>
          </table:table-cell>
          <table:table-cell/>
          <table:table-cell office:value-type="string">
            <text:p>原蒋军投敌之一一二师副师长荣子恒残部</text:p>
          </table:table-cell>
          <table:table-cell table:number-columns-repeated="1018"/>
        </table:table-row>
        <table:table-row table:style-name="ro1">
          <table:table-cell office:value-type="string">
            <text:p>Provisional Reorganized 18th Brigade Commander</text:p>
          </table:table-cell>
          <table:table-cell table:style-name="ce4" office:value-type="string">
            <text:p>偽陸軍暫編十八旅旅長</text:p>
          </table:table-cell>
          <table:table-cell table:style-name="ce4" office:value-type="string">
            <text:p>楊步仁</text:p>
          </table:table-cell>
          <table:table-cell office:value-type="string">
            <text:p>Yang Buren</text:p>
          </table:table-cell>
          <table:table-cell table:number-columns-repeated="1020"/>
        </table:table-row>
        <table:table-row table:style-name="ro1">
          <table:table-cell office:value-type="string">
            <text:p>8th Pacification Regiment Commander</text:p>
          </table:table-cell>
          <table:table-cell table:style-name="ce4" office:value-type="string">
            <text:p>偽綏靖第八集團軍軍團長</text:p>
          </table:table-cell>
          <table:table-cell table:style-name="ce4" office:value-type="string">
            <text:p>王鐵相</text:p>
          </table:table-cell>
          <table:table-cell office:value-type="string">
            <text:p>Wang Tiexiang</text:p>
          </table:table-cell>
          <table:table-cell table:number-columns-repeated="1020"/>
        </table:table-row>
        <table:table-row table:style-name="ro1">
          <table:table-cell office:value-type="string">
            <text:p>1st Pacification Regiment Commander</text:p>
          </table:table-cell>
          <table:table-cell table:style-name="ce4" office:value-type="string">
            <text:p>偽綏靖第一集團軍軍團長</text:p>
          </table:table-cell>
          <table:table-cell table:style-name="ce4" office:value-type="string">
            <text:p>孫風祖</text:p>
          </table:table-cell>
          <table:table-cell office:value-type="string">
            <text:p>Sun Fengzu</text:p>
          </table:table-cell>
          <table:table-cell table:number-columns-repeated="1020"/>
        </table:table-row>
        <table:table-row table:style-name="ro1">
          <table:table-cell office:value-type="string">
            <text:p>Binhai Garrison Commander</text:p>
          </table:table-cell>
          <table:table-cell table:style-name="ce4" office:value-type="string">
            <text:p>偽濱海警備軍司令</text:p>
          </table:table-cell>
          <table:table-cell table:style-name="ce4" office:value-type="string">
            <text:p>李香齋</text:p>
          </table:table-cell>
          <table:table-cell office:value-type="string">
            <text:p>Li Xiangzhai</text:p>
          </table:table-cell>
          <table:table-cell/>
          <table:table-cell office:value-type="string">
            <text:p>原蒋军投敌之挺二纵六支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Wuding circuit Assist the Emperor Protect the People Army</text:p>
          </table:table-cell>
          <table:table-cell table:style-name="ce4" office:value-type="string">
            <text:p>偽武定道皇協護民軍</text:p>
          </table:table-cell>
          <table:table-cell table:style-name="ce4" office:value-type="string">
            <text:p>劉佩臣</text:p>
          </table:table-cell>
          <table:table-cell office:value-type="string">
            <text:p>Liu Peichen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Division Commander</text:p>
          </table:table-cell>
          <table:table-cell table:style-name="ce7" office:value-type="string">
            <text:p>偽武定道皇協護民軍一師師長</text:p>
          </table:table-cell>
          <table:table-cell table:style-name="ce4" office:value-type="string">
            <text:p>田敬唐</text:p>
          </table:table-cell>
          <table:table-cell office:value-type="string">
            <text:p>Tian Jingtang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1st Division Brigade Commander</text:p>
          </table:table-cell>
          <table:table-cell table:style-name="ce6" office:value-type="string">
            <text:p>偽武定道皇協護民軍一師旅長</text:p>
          </table:table-cell>
          <table:table-cell table:style-name="ce4" office:value-type="string">
            <text:p>張少忱</text:p>
          </table:table-cell>
          <table:table-cell office:value-type="string">
            <text:p>Zhang Shaochen</text:p>
          </table:table-cell>
          <table:table-cell/>
          <table:table-cell office:value-type="string">
            <text:p>原蒋军投敌之保十五旅曹克明残部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1st Division Brigade Commander</text:p>
          </table:table-cell>
          <table:table-cell table:style-name="ce6" office:value-type="string">
            <text:p>偽武定道皇協護民軍一師旅長</text:p>
          </table:table-cell>
          <table:table-cell table:style-name="ce4" office:value-type="string">
            <text:p>李光明</text:p>
          </table:table-cell>
          <table:table-cell office:value-type="string">
            <text:p>Li Guangming</text:p>
          </table:table-cell>
          <table:table-cell table:number-columns-repeated="1020"/>
        </table:table-row>
        <table:table-row table:style-name="ro1">
          <table:table-cell office:value-type="string">
            <text:p><text:s text:c="5"/>- 2nd Division Commander</text:p>
          </table:table-cell>
          <table:table-cell table:style-name="ce6" office:value-type="string">
            <text:p>偽武定道皇協護民軍二師師長</text:p>
          </table:table-cell>
          <table:table-cell table:style-name="ce4" office:value-type="string">
            <text:p>劉樹功</text:p>
          </table:table-cell>
          <table:table-cell office:value-type="string">
            <text:p>Liu Shugong</text:p>
          </table:table-cell>
          <table:table-cell/>
          <table:table-cell office:value-type="string">
            <text:p>原蒋军投敌保四师刘景良残部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3rd Division Commander</text:p>
          </table:table-cell>
          <table:table-cell table:style-name="ce6" office:value-type="string">
            <text:p>偽武定道皇協護民軍三師師長</text:p>
          </table:table-cell>
          <table:table-cell table:style-name="ce4" office:value-type="string">
            <text:p>成建基</text:p>
          </table:table-cell>
          <table:table-cell office:value-type="string">
            <text:p>Cheng Jianji</text:p>
          </table:table-cell>
          <table:table-cell/>
          <table:table-cell office:value-type="string">
            <text:p>原蒋军投敌保十一团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4th Division Commander</text:p>
          </table:table-cell>
          <table:table-cell table:style-name="ce6" office:value-type="string">
            <text:p>偽武定道皇協護民軍四師師長</text:p>
          </table:table-cell>
          <table:table-cell table:style-name="ce4" office:value-type="string">
            <text:p>韓存忠</text:p>
          </table:table-cell>
          <table:table-cell office:value-type="string">
            <text:p>Han Cunzhong</text:p>
          </table:table-cell>
          <table:table-cell/>
          <table:table-cell office:value-type="string">
            <text:p>原蒋军投敌保九旅韩兆坤部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 5th Division Commander</text:p>
          </table:table-cell>
          <table:table-cell table:style-name="ce6" office:value-type="string">
            <text:p>偽武定道皇協護民軍五師師長</text:p>
          </table:table-cell>
          <table:table-cell table:style-name="ce4" office:value-type="string">
            <text:p>王福成</text:p>
          </table:table-cell>
          <table:table-cell office:value-type="string">
            <text:p>Wang Fucheng</text:p>
          </table:table-cell>
          <table:table-cell/>
          <table:table-cell office:value-type="string">
            <text:p>原蒋军投敌挺二十六纵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Ludong Assist the Emperor Army</text:p>
          </table:table-cell>
          <table:table-cell table:style-name="ce4" office:value-type="string">
            <text:p>偽魯東皇協軍</text:p>
          </table:table-cell>
          <table:table-cell table:style-name="ce4" office:value-type="string">
            <text:p>張景儒</text:p>
          </table:table-cell>
          <table:table-cell office:value-type="string">
            <text:p>Zhang Jingru</text:p>
          </table:table-cell>
          <table:table-cell/>
          <table:table-cell office:value-type="string">
            <text:p>原蒋军投敌保安八旅</text:p>
          </table:table-cell>
          <table:table-cell table:number-columns-repeated="1018"/>
        </table:table-row>
        <table:table-row table:style-name="ro1">
          <table:table-cell office:value-type="string">
            <text:p>Provincial Peace Preservation Unit Number 2</text:p>
          </table:table-cell>
          <table:table-cell table:style-name="ce4" office:value-type="string">
            <text:p>偽省保安第二總隊</text:p>
          </table:table-cell>
          <table:table-cell table:style-name="ce4" office:value-type="string">
            <text:p>李法傳</text:p>
          </table:table-cell>
          <table:table-cell office:value-type="string">
            <text:p>Li Fachuang</text:p>
          </table:table-cell>
          <table:table-cell/>
          <table:table-cell table:style-name="ce10" office:value-type="string">
            <text:p>原蒋军投敌之保二旅翟毓蔚部</text:p>
          </table:table-cell>
          <table:table-cell table:number-columns-repeated="1018"/>
        </table:table-row>
        <table:table-row table:style-name="ro1">
          <table:table-cell office:value-type="string">
            <text:p>Jinan circuit Assistn the Emperor Army</text:p>
          </table:table-cell>
          <table:table-cell table:style-name="ce4" office:value-type="string">
            <text:p>偽濟南道皇協軍</text:p>
          </table:table-cell>
          <table:table-cell table:style-name="ce4" office:value-type="string">
            <text:p>岳伯芬</text:p>
          </table:table-cell>
          <table:table-cell office:value-type="string">
            <text:p>Yue Bofen</text:p>
          </table:table-cell>
          <table:table-cell/>
          <table:table-cell table:style-name="ce10" office:value-type="string">
            <text:p>原蒋军投敌之保十三旅</text:p>
          </table:table-cell>
          <table:table-cell table:number-columns-repeated="1018"/>
        </table:table-row>
        <table:table-row table:style-name="ro1">
          <table:table-cell office:value-type="string">
            <text:p>Wuding circuit Assist the Emperor Army</text:p>
          </table:table-cell>
          <table:table-cell table:style-name="ce4" office:value-type="string">
            <text:p>偽武定道皇協軍</text:p>
          </table:table-cell>
          <table:table-cell table:style-name="ce4" office:value-type="string">
            <text:p>張子良</text:p>
          </table:table-cell>
          <table:table-cell office:value-type="string">
            <text:p>Zhang Ziliang</text:p>
          </table:table-cell>
          <table:table-cell/>
          <table:table-cell table:style-name="ce10" office:value-type="string">
            <text:p>原蒋军冀察战区投敌之第十纵</text:p>
          </table:table-cell>
          <table:table-cell table:number-columns-repeated="1018"/>
        </table:table-row>
        <table:table-row table:style-name="ro1">
          <table:table-cell office:value-type="string">
            <text:p>Linzi Garrison Brigade</text:p>
          </table:table-cell>
          <table:table-cell table:style-name="ce4" office:value-type="string">
            <text:p>偽臨淄警備旅</text:p>
          </table:table-cell>
          <table:table-cell table:style-name="ce4" office:value-type="string">
            <text:p>王硯田</text:p>
          </table:table-cell>
          <table:table-cell office:value-type="string">
            <text:p>Wang Yantian</text:p>
          </table:table-cell>
          <table:table-cell table:number-columns-repeated="1020"/>
        </table:table-row>
        <table:table-row table:style-name="ro1">
          <table:table-cell office:value-type="string">
            <text:p>Eradicate Communist National Construction Army 1st Regiment</text:p>
          </table:table-cell>
          <table:table-cell table:style-name="ce4" office:value-type="string">
            <text:p>偽滅共建國軍第一團</text:p>
          </table:table-cell>
          <table:table-cell table:style-name="ce4" office:value-type="string">
            <text:p>李青山</text:p>
          </table:table-cell>
          <table:table-cell office:value-type="string">
            <text:p>Li Qingshan</text:p>
          </table:table-cell>
          <table:table-cell/>
          <table:table-cell table:style-name="ce10" office:value-type="string">
            <text:p>原蒋军投敌之保十六旅一部</text:p>
          </table:table-cell>
          <table:table-cell table:number-columns-repeated="1018"/>
        </table:table-row>
        <table:table-row table:style-name="ro1">
          <table:table-cell office:value-type="string">
            <text:p>Eradicate Communist National Construction Army 2nd Regiment</text:p>
          </table:table-cell>
          <table:table-cell table:style-name="ce4" office:value-type="string">
            <text:p>偽滅共建國軍第二團</text:p>
          </table:table-cell>
          <table:table-cell table:style-name="ce4" office:value-type="string">
            <text:p>王金生</text:p>
          </table:table-cell>
          <table:table-cell office:value-type="string">
            <text:p>Wang Jinsheng</text:p>
          </table:table-cell>
          <table:table-cell/>
          <table:table-cell table:style-name="ce10" office:value-type="string">
            <text:p>原蒋军投敌之保六旅隽宇澄部</text:p>
          </table:table-cell>
          <table:table-cell table:number-columns-repeated="1018"/>
        </table:table-row>
        <table:table-row table:style-name="ro1">
          <table:table-cell office:value-type="string">
            <text:p>Eradicate Communist National Construction Army 3rd Regiment</text:p>
          </table:table-cell>
          <table:table-cell table:style-name="ce4" office:value-type="string">
            <text:p>偽滅共建國軍第二旅</text:p>
          </table:table-cell>
          <table:table-cell table:style-name="ce4" office:value-type="string">
            <text:p>周勝芳</text:p>
          </table:table-cell>
          <table:table-cell office:value-type="string">
            <text:p>Zhou Shengfang</text:p>
          </table:table-cell>
          <table:table-cell/>
          <table:table-cell table:style-name="ce10" office:value-type="string">
            <text:p>原蒋军投敌之保安八旅</text:p>
          </table:table-cell>
          <table:table-cell table:number-columns-repeated="1018"/>
        </table:table-row>
        <table:table-row table:style-name="ro1">
          <table:table-cell office:value-type="string">
            <text:p>3rd Sector Army (?) Unit</text:p>
          </table:table-cell>
          <table:table-cell table:style-name="ce4" office:value-type="string">
            <text:p>偽第三方面軍留魯部隊</text:p>
          </table:table-cell>
          <table:table-cell table:style-name="ce4" office:value-type="string">
            <text:p>張景月</text:p>
          </table:table-cell>
          <table:table-cell office:value-type="string">
            <text:p>Zhang Jingyue</text:p>
          </table:table-cell>
          <table:table-cell/>
          <table:table-cell table:style-name="ce10" office:value-type="string">
            <text:p>原蒋军投敌之保三师兼十四区专员，保安司令</text:p>
          </table:table-cell>
          <table:table-cell table:number-columns-repeated="1018"/>
        </table:table-row>
        <table:table-row table:style-name="ro1">
          <table:table-cell office:value-type="string">
            <text:p>3rd Sector Army Independent Brigade</text:p>
          </table:table-cell>
          <table:table-cell table:style-name="ce4" office:value-type="string">
            <text:p>偽第三方面軍獨立旅</text:p>
          </table:table-cell>
          <table:table-cell table:style-name="ce4" office:value-type="string">
            <text:p>高鬆坡</text:p>
          </table:table-cell>
          <table:table-cell office:value-type="string">
            <text:p>Gao Songpo</text:p>
          </table:table-cell>
          <table:table-cell/>
          <table:table-cell table:style-name="ce10" office:value-type="string">
            <text:p>原蒋军投敌之挺二十八纵程学通部</text:p>
          </table:table-cell>
          <table:table-cell table:number-columns-repeated="1018"/>
        </table:table-row>
        <table:table-row table:style-name="ro1">
          <table:table-cell office:value-type="string">
            <text:p>Peace and National Construction Army</text:p>
          </table:table-cell>
          <table:table-cell table:style-name="ce4" office:value-type="string">
            <text:p>偽和平建國軍</text:p>
          </table:table-cell>
          <table:table-cell table:style-name="ce4" office:value-type="string">
            <text:p>王尚志</text:p>
          </table:table-cell>
          <table:table-cell office:value-type="string">
            <text:p>Wang Shangzhi</text:p>
          </table:table-cell>
          <table:table-cell/>
          <table:table-cell table:style-name="ce10" office:value-type="string">
            <text:p>原蒋军投敌之挺十五纵王豫民部</text:p>
          </table:table-cell>
          <table:table-cell table:number-columns-repeated="1018"/>
        </table:table-row>
        <table:table-row table:style-name="ro1">
          <table:table-cell office:value-type="string">
            <text:p>Qingdao Special District Assist the Emperor Army</text:p>
          </table:table-cell>
          <table:table-cell table:style-name="ce4" office:value-type="string">
            <text:p>偽青島特別區皇協軍</text:p>
          </table:table-cell>
          <table:table-cell table:style-name="ce4" office:value-type="string">
            <text:p>李先良</text:p>
          </table:table-cell>
          <table:table-cell office:value-type="string">
            <text:p>Li Xianliang</text:p>
          </table:table-cell>
          <table:table-cell/>
          <table:table-cell table:style-name="ce10" office:value-type="string">
            <text:p>原蒋军投敌之青岛保安团</text:p>
          </table:table-cell>
          <table:table-cell table:number-columns-repeated="1018"/>
        </table:table-row>
        <table:table-row table:style-name="ro1">
          <table:table-cell office:value-type="string">
            <text:p>Yizhou circuit Assist the Emperor Army</text:p>
          </table:table-cell>
          <table:table-cell table:style-name="ce4" office:value-type="string">
            <text:p>偽沂州道皇協軍</text:p>
          </table:table-cell>
          <table:table-cell table:style-name="ce4" office:value-type="string">
            <text:p>王洪九</text:p>
          </table:table-cell>
          <table:table-cell office:value-type="string">
            <text:p>Wang Hongjiu</text:p>
          </table:table-cell>
          <table:table-cell/>
          <table:table-cell table:style-name="ce10" office:value-type="string">
            <text:p>原蒋军投敌之十纵</text:p>
          </table:table-cell>
          <table:table-cell table:number-columns-repeated="1018"/>
        </table:table-row>
        <table:table-row table:style-name="ro1">
          <table:table-cell office:value-type="string">
            <text:p>Lunan (Southern Shandong) Assist the Emperor Army</text:p>
          </table:table-cell>
          <table:table-cell table:style-name="ce4" office:value-type="string">
            <text:p>偽魯南皇協軍</text:p>
          </table:table-cell>
          <table:table-cell table:style-name="ce4" office:value-type="string">
            <text:p>張裡元</text:p>
          </table:table-cell>
          <table:table-cell office:value-type="string">
            <text:p>Zhang Liyuan</text:p>
          </table:table-cell>
          <table:table-cell/>
          <table:table-cell table:style-name="ce10" office:value-type="string">
            <text:p>原蒋军投敌之新三十六师</text:p>
          </table:table-cell>
          <table:table-cell table:number-columns-repeated="1018"/>
        </table:table-row>
        <table:table-row table:style-name="ro1">
          <table:table-cell office:value-type="string">
            <text:p>Assist the Emperor Army 25th Brigade</text:p>
          </table:table-cell>
          <table:table-cell table:style-name="ce4" office:value-type="string">
            <text:p>偽皇協軍保二十五旅</text:p>
          </table:table-cell>
          <table:table-cell table:style-name="ce4" office:value-type="string">
            <text:p>鞏振寰</text:p>
          </table:table-cell>
          <table:table-cell office:value-type="string">
            <text:p>Gong Zhenhuan</text:p>
          </table:table-cell>
          <table:table-cell/>
          <table:table-cell table:style-name="ce10" office:value-type="string">
            <text:p>原蒋军投敌之挺三十七纵</text:p>
          </table:table-cell>
          <table:table-cell table:number-columns-repeated="1018"/>
        </table:table-row>
        <table:table-row table:style-name="ro1">
          <table:table-cell office:value-type="string">
            <text:p>Assist the Emperor Army 8th Brigade</text:p>
          </table:table-cell>
          <table:table-cell table:style-name="ce4" office:value-type="string">
            <text:p>偽皇協軍保八旅</text:p>
          </table:table-cell>
          <table:table-cell table:style-name="ce4" office:value-type="string">
            <text:p>劉憲焯</text:p>
          </table:table-cell>
          <table:table-cell office:value-type="string">
            <text:p>Liu Xianchao</text:p>
          </table:table-cell>
          <table:table-cell/>
          <table:table-cell table:style-name="ce10" office:value-type="string">
            <text:p>原蒋军投敌之二十八旅</text:p>
          </table:table-cell>
          <table:table-cell table:number-columns-repeated="1018"/>
        </table:table-row>
        <table:table-row table:style-name="ro1">
          <table:table-cell office:value-type="string">
            <text:p>Assist the Emperor Army 2nd Division</text:p>
          </table:table-cell>
          <table:table-cell table:style-name="ce4" office:value-type="string">
            <text:p>偽皇協軍保二師</text:p>
          </table:table-cell>
          <table:table-cell table:style-name="ce4" office:value-type="string">
            <text:p>申從周</text:p>
          </table:table-cell>
          <table:table-cell office:value-type="string">
            <text:p>Shen Congzhou</text:p>
          </table:table-cell>
          <table:table-cell/>
          <table:table-cell table:style-name="ce10" office:value-type="string">
            <text:p>原蒋军投敌之保二师</text:p>
          </table:table-cell>
          <table:table-cell table:number-columns-repeated="1018"/>
        </table:table-row>
        <table:table-row table:style-name="ro1">
          <table:table-cell office:value-type="string">
            <text:p>Tancheng Eliminate Communism Army</text:p>
          </table:table-cell>
          <table:table-cell table:style-name="ce4" office:value-type="string">
            <text:p>偽郯城剿共軍</text:p>
          </table:table-cell>
          <table:table-cell table:style-name="ce4" office:value-type="string">
            <text:p>胡登啟</text:p>
          </table:table-cell>
          <table:table-cell office:value-type="string">
            <text:p>Hu Dengqi</text:p>
          </table:table-cell>
          <table:table-cell/>
          <table:table-cell table:style-name="ce10" office:value-type="string">
            <text:p>原蒋军投敌之挺十七纵梁钟亭残部</text:p>
          </table:table-cell>
          <table:table-cell table:number-columns-repeated="1018"/>
        </table:table-row>
        <table:table-row table:style-name="ro1">
          <table:table-cell office:value-type="string">
            <text:p>Jiao County 1st Self-Protection Regiment</text:p>
          </table:table-cell>
          <table:table-cell table:style-name="ce4" office:value-type="string">
            <text:p>偽膠縣自衛第一團</text:p>
          </table:table-cell>
          <table:table-cell table:style-name="ce4" office:value-type="string">
            <text:p>張洪飛</text:p>
          </table:table-cell>
          <table:table-cell office:value-type="string">
            <text:p>Zhang Hongfei</text:p>
          </table:table-cell>
          <table:table-cell table:number-columns-repeated="1020"/>
        </table:table-row>
        <table:table-row table:style-name="ro1">
          <table:table-cell office:value-type="string">
            <text:p>Huaihai prefecture 35th Division</text:p>
          </table:table-cell>
          <table:table-cell table:style-name="ce4" office:value-type="string">
            <text:p>偽淮海省第三十五師</text:p>
          </table:table-cell>
          <table:table-cell table:style-name="ce4" office:value-type="string">
            <text:p>鄭紀端</text:p>
          </table:table-cell>
          <table:table-cell office:value-type="string">
            <text:p>Zheng Jiduan</text:p>
          </table:table-cell>
          <table:table-cell table:number-columns-repeated="1020"/>
        </table:table-row>
        <table:table-row table:style-name="ro1">
          <table:table-cell office:value-type="string">
            <text:p>Huaihai prefecture Assist the Emperor Army</text:p>
          </table:table-cell>
          <table:table-cell table:style-name="ce4" office:value-type="string">
            <text:p>偽淮海省皇協軍</text:p>
          </table:table-cell>
          <table:table-cell table:style-name="ce4" office:value-type="string">
            <text:p>郭霞軒</text:p>
          </table:table-cell>
          <table:table-cell office:value-type="string">
            <text:p>Guo Xiaxuan</text:p>
          </table:table-cell>
          <table:table-cell/>
          <table:table-cell table:style-name="ce10" office:value-type="string">
            <text:p>原蒋军投敌之苏北挺九纵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1" office:value-type="string">
            <text:p><text:span text:style-name="T5">Note</text:span><text:span text:style-name="T6">: Thi</text:span><text:span text:style-name="T7">s does not include many puppet armies that retreated out of the province</text:span>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8" office:value-type="string">
            <text:p>in 1944-5 that later re-entered Shandong aer Japanese surrender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9" office:value-type="string">
            <text:p><text:span text:style-name="T8">Source: </text:span><text:span text:style-name="T9">山東省檔案館 山東革命歷史檔案資料選編</text:span><text:span text:style-name="T10"> </text:span><text:span text:style-name="T7">vol. 15, 207.</text:span></text:p>
          </table:table-cell>
          <table:table-cell table:number-columns-repeated="1022"/>
        </table:table-row>
        <table:table-row table:style-name="ro1" table:number-rows-repeated="43">
          <table:table-cell/>
          <table:table-cell table:style-name="Default"/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inionPro-Regular" svg:font-family="MinionPro-Regular"/>
    <style:font-face style:name="STKaiti" svg:font-family="STKaiti"/>
    <style:font-face style:name="F" svg:font-family="" style:font-family-generic="roman"/>
    <style:font-face style:name="Apple LiSung" svg:font-family="'Apple LiSung'" style:font-pitch="variable"/>
    <style:font-face style:name="Minion Pro" svg:font-family="'Minion Pro'" style:font-pitch="variable"/>
    <style:font-face style:name="Minion Pro1" svg:font-family="'Minion Pro'" style:font-adornments="Regular" style:font-pitch="variable"/>
    <style:font-face style:name="宋体1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first-page-number="366" style:scale-to-X="1" style:scale-to-Y="3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inion Pro1" fo:font-size="11pt"/>
    </style:style>
  </office:automatic-styles>
  <office:master-styles>
    <style:master-page style:name="Default" style:page-layout-name="Mpm1">
      <style:header/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 style:data-style-name="N2" text:time-value="0000-00-00T00:19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Lawson</meta:initial-creator>
    <meta:creation-date>2012-06-24T11:08:44</meta:creation-date>
    <dc:date>2012-09-11T22:14:59</dc:date>
    <dc:creator>Konrad Lawson</dc:creator>
    <meta:editing-duration>PT44M46S</meta:editing-duration>
    <meta:editing-cycles>6</meta:editing-cycles>
    <meta:generator>LibreOffice/3.6$MacOSX_x86 LibreOffice_project/932b512-69e3009-7a10e5c-fc86223-a55908</meta:generator>
    <meta:printed-by>Konrad Lawson</meta:printed-by>
    <meta:print-date>2012-09-11T21:45:48</meta:print-date>
    <meta:document-statistic meta:table-count="3" meta:cell-count="344" meta:object-count="0"/>
  </office:meta>
</office:document-meta>
</file>